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8000000440DDAB5CCF647C8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5.209cm"/>
      <style:paragraph-properties style:writing-mode="lr-tb"/>
    </style:style>
    <style:style style:name="pr2" style:family="presentation" style:parent-style-name="Blue_5f_Curve-subtitle">
      <style:graphic-properties draw:fill-color="#ffffff" fo:min-height="10.2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draw:auto-grow-height="true" fo:min-height="4cm"/>
      <style:paragraph-properties style:writing-mode="lr-tb"/>
    </style:style>
    <style:style style:name="pr5" style:family="presentation" style:parent-style-name="Blue_5f_Curve-outline1">
      <style:graphic-properties fo:min-height="9.5cm"/>
      <style:paragraph-properties style:writing-mode="lr-tb"/>
    </style:style>
    <style:style style:name="pr6" style:family="presentation" style:parent-style-name="Alizarin-title">
      <style:graphic-properties fo:min-height="1.75cm"/>
      <style:paragraph-properties style:writing-mode="lr-tb"/>
    </style:style>
    <style:style style:name="pr7" style:family="presentation" style:parent-style-name="Alizarin-outline1">
      <style:graphic-properties fo:min-height="9.5cm"/>
      <style:paragraph-properties style:writing-mode="lr-tb"/>
    </style:style>
    <style:style style:name="pr8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-subtitle">
      <style:graphic-properties draw:auto-grow-height="true" fo:min-height="12.179cm"/>
      <style:paragraph-properties style:writing-mode="lr-tb"/>
    </style:style>
    <style:style style:name="pr10" style:family="presentation" style:parent-style-name="Alizarin-title">
      <style:graphic-properties draw:auto-grow-height="true" fo:min-height="2.667cm"/>
      <style:paragraph-properties style:writing-mode="lr-tb"/>
    </style:style>
    <style:style style:name="pr11" style:family="presentation" style:parent-style-name="Alizarin-outline1">
      <style:graphic-properties fo:min-height="4.25cm"/>
      <style:paragraph-properties style:writing-mode="lr-tb"/>
    </style:style>
    <style:style style:name="pr12" style:family="presentation" style:parent-style-name="Blue_5f_Curve-subtitle">
      <style:graphic-properties draw:fill-color="#ffffff" draw:auto-grow-height="true" fo:min-height="12.18cm"/>
      <style:paragraph-properties style:writing-mode="lr-tb"/>
    </style:style>
    <style:style style:name="pr13" style:family="presentation" style:parent-style-name="Alizarin-title">
      <style:graphic-properties fo:min-height="3cm"/>
      <style:paragraph-properties style:writing-mode="lr-tb"/>
    </style:style>
    <style:style style:name="pr14" style:family="presentation" style:parent-style-name="Alizarin-outline1">
      <style:graphic-properties fo:min-height="8.885cm"/>
      <style:paragraph-properties style:writing-mode="lr-tb"/>
    </style:style>
    <style:style style:name="pr15" style:family="presentation" style:parent-style-name="Blue_5f_Curve-outline1">
      <style:graphic-properties fo:min-height="8.885cm"/>
      <style:paragraph-properties style:writing-mode="lr-tb"/>
    </style:style>
    <style:style style:name="pr16" style:family="presentation" style:parent-style-name="Blue_5f_Curve-title">
      <style:graphic-properties fo:min-height="4cm"/>
      <style:paragraph-properties style:writing-mode="lr-tb"/>
    </style:style>
    <style:style style:name="pr17" style:family="presentation" style:parent-style-name="Blue_5f_Curve-outline1">
      <style:graphic-properties fo:min-height="11.929cm"/>
      <style:paragraph-properties style:writing-mode="lr-tb"/>
    </style:style>
    <style:style style:name="pr18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language="pl" fo:country="PL"/>
    </style:style>
    <style:style style:name="P2" style:family="paragraph">
      <loext:graphic-properties draw:fill-color="#ffffff"/>
      <style:paragraph-properties style:writing-mode="lr-tb"/>
      <style:text-properties fo:font-size="42.7000007629395pt" fo:language="pl" fo:country="PL"/>
    </style:style>
    <style:style style:name="P3" style:family="paragraph">
      <loext:graphic-properties draw:fill-color="#ffffff"/>
      <style:paragraph-properties style:writing-mode="lr-tb"/>
      <style:text-properties fo:language="pl" fo:country="PL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8.1000003814697pt" fo:language="pl" fo:country="P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8.1000003814697pt"/>
    </style:style>
    <style:style style:name="P8" style:family="paragraph">
      <style:paragraph-properties style:writing-mode="lr-tb"/>
      <style:text-properties fo:font-size="28.1000003814697pt"/>
    </style:style>
    <style:style style:name="P9" style:family="paragraph">
      <loext:graphic-properties draw:fill-color="#ffffff"/>
    </style:style>
    <style:style style:name="T1" style:family="text">
      <style:text-properties fo:language="pl" fo:country="PL"/>
    </style:style>
    <style:style style:name="T2" style:family="text">
      <style:text-properties fo:font-size="42.7000007629395pt" fo:language="pl" fo:country="P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25cm" svg:height="5.209cm" svg:x="0cm" svg:y="5.396cm" presentation:class="title">
          <draw:text-box>
            <text:p><text:span text:style-name="T1">Serwer, aplikacje klienckie i protokoły znakowych sesji terminalowych.</text:span>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2">Patryk Kaniewski</text:span><text:span text:style-name="T2"><text:line-break/></text:span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8cm" svg:height="4cm" svg:x="0cm" svg:y="6cm" presentation:class="title" presentation:user-transformed="true">
          <draw:text-box>
            <text:p><text:span text:style-name="T1">Intro: Urządzenia znakowe</text:span><text:span text:style-name="T1"><text:line-break/></text:span><text:span text:style-name="T1">w systemach Unixopodobnych</text:span></text:p>
          </draw:text-box>
        </draw:frame>
        <draw:frame presentation:style-name="pr5" draw:text-style-name="P1" draw:layer="layout" svg:width="26cm" svg:height="12.18cm" svg:x="1cm" svg:y="10.8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6" draw:text-style-name="P1" draw:layer="layout" svg:width="26cm" svg:height="2.667cm" svg:x="1cm" svg:y="1cm" presentation:class="title">
          <draw:text-box>
            <text:p><text:span text:style-name="T1">Wszystko jest plikiem</text:span></text:p>
          </draw:text-box>
        </draw:frame>
        <draw:frame presentation:style-name="pr7" draw:text-style-name="P1" draw:layer="layout" svg:width="25.5cm" svg:height="13cm" svg:x="1cm" svg:y="5cm" presentation:class="outline" presentation:user-transformed="true">
          <draw:text-box>
            <text:list text:style-name="L1">
              <text:list-item>
                <text:p xml:id="id1" text:id="id1">W systemach Unix istnieje jedna struktura systemów plików: Drzewo</text:p>
              </text:list-item>
              <text:list-item>
                <text:p xml:id="id2" text:id="id2">Wszystkie zamontowane systemy plików znajdują się w tej hierarchii</text:p>
              </text:list-item>
              <text:list-item>
                <text:p xml:id="id3" text:id="id3">Wirtualne systemy plików (/proc/, /dev/mem) znajdują się w tej hierarchii</text:p>
              </text:list-item>
              <text:list-item>
                <text:p xml:id="id4" text:id="id4">Urządzenia (?!) znajdują się w tej hierarchi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6" draw:text-style-name="P1" draw:layer="layout" svg:width="26cm" svg:height="2.667cm" svg:x="1cm" svg:y="1cm" presentation:class="title">
          <draw:text-box>
            <text:p><text:span text:style-name="T1">Urządzenia znakowe</text:span></text:p>
          </draw:text-box>
        </draw:frame>
        <draw:frame presentation:style-name="pr7" draw:text-style-name="P1" draw:layer="layout" svg:width="25.5cm" svg:height="13cm" svg:x="1cm" svg:y="5cm" presentation:class="outline" presentation:user-transformed="true">
          <draw:text-box>
            <text:list text:style-name="L1">
              <text:list-item>
                <text:p xml:id="id5" text:id="id5">Pisanie większości sterowników w systemach Unix polega na implementacji operacji plikowych</text:p>
              </text:list-item>
              <text:list-item>
                <text:p xml:id="id6" text:id="id6">Przynajmniej open() read()/write() close() system call</text:p>
              </text:list-item>
              <text:list-item>
                <text:p xml:id="id7" text:id="id7">Jednym przykładem takiego sterownika jest urządzenie znakow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0">
        <office:forms form:automatic-focus="false" form:apply-design-mode="false"/>
        <draw:frame presentation:style-name="pr4" draw:text-style-name="P1" draw:layer="layout" svg:width="28cm" svg:height="4cm" svg:x="0cm" svg:y="6cm" presentation:class="title" presentation:user-transformed="true">
          <draw:text-box>
            <text:p><text:span text:style-name="T1">Demo 1:</text:span><text:span text:style-name="T1"><text:line-break/></text:span><text:span text:style-name="T1">Urządzenie znakowe</text:span></text:p>
          </draw:text-box>
        </draw:frame>
        <draw:frame presentation:style-name="pr9" draw:text-style-name="P4" draw:layer="layout" svg:width="25.199cm" svg:height="12.179cm" svg:x="1.4cm" svg:y="4.914cm" presentation:class="subtitle">
          <draw:text-box>
            <text:p>https://lwn.net/Kernel/LDD3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cm" svg:height="4cm" svg:x="0cm" svg:y="6cm" presentation:class="title">
          <draw:text-box>
            <text:p><text:span text:style-name="T1">Telnet</text:span></text:p>
          </draw:text-box>
        </draw:frame>
        <draw:frame presentation:style-name="pr5" draw:text-style-name="P1" draw:layer="layout" svg:width="26cm" svg:height="12.18cm" svg:x="1cm" svg:y="10.8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10" draw:text-style-name="P1" draw:layer="layout" svg:width="26cm" svg:height="2.667cm" svg:x="1cm" svg:y="1cm" presentation:class="title">
          <draw:text-box>
            <text:p><text:span text:style-name="T1">Telnet</text:span></text:p>
          </draw:text-box>
        </draw:frame>
        <draw:frame presentation:style-name="pr11" draw:text-style-name="P1" draw:layer="layout" svg:width="25.5cm" svg:height="12.18cm" svg:x="1cm" svg:y="4.999cm" presentation:class="outline">
          <draw:text-box>
            <text:list text:style-name="L1">
              <text:list-item>
                <text:p xml:id="id8" text:id="id8" text:style-name="P4"><text:span text:style-name="T1">Prosty protokół przesyłania głownie komend przez TCP/IP</text:span></text:p>
              </text:list-item>
              <text:list-item>
                <text:p xml:id="id9" text:id="id9" text:style-name="P4"><text:span text:style-name="T1">Brak uwierzytelniania hosta</text:span></text:p>
              </text:list-item>
              <text:list-item>
                <text:p xml:id="id10" text:id="id10" text:style-name="P4"><text:span text:style-name="T1">Brak szyfrowania połączania</text:span></text:p>
              </text:list-item>
              <text:list-item>
                <text:p xml:id="id11" text:id="id11" text:style-name="P4"><text:span text:style-name="T1">Wyparty przez SSH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5s" smil:fill="hold" smil:targetElement="id8" anim:sub-item="text" smil:attributeName="visibility" smil:to="visible"/>
                  <anim:transitionFilter smil:dur="0.2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>
            <draw:text-box>
              <text:p text:style-name="P1">Uwierzytalnienie haslem jest ale nie kryptografia</text:p>
            </draw:text-box>
          </draw:frame>
        </presentation:notes>
      </draw:page>
      <draw:page draw:name="page8" draw:style-name="dp1" draw:master-page-name="Blue_5f_Curve" presentation:presentation-page-layout-name="AL1T0">
        <office:forms form:automatic-focus="false" form:apply-design-mode="false"/>
        <draw:frame presentation:style-name="pr4" draw:text-style-name="P1" draw:layer="layout" svg:width="25cm" svg:height="4cm" svg:x="0cm" svg:y="6cm" presentation:class="title">
          <draw:text-box>
            <text:p><text:span text:style-name="T1">SSH</text:span></text:p>
          </draw:text-box>
        </draw:frame>
        <draw:frame presentation:style-name="pr12" draw:text-style-name="P2" draw:layer="layout" svg:width="26cm" svg:height="12.18cm" svg:x="1cm" svg:y="10.82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13" draw:text-style-name="P1" draw:layer="layout" svg:width="26cm" svg:height="2.667cm" svg:x="1cm" svg:y="1cm" presentation:class="title" presentation:user-transformed="true">
          <draw:text-box>
            <text:p><text:span text:style-name="T1">Idea</text:span></text:p>
          </draw:text-box>
        </draw:frame>
        <draw:frame presentation:style-name="pr11" draw:text-style-name="P1" draw:layer="layout" svg:width="25.5cm" svg:height="12.18cm" svg:x="1cm" svg:y="4.999cm" presentation:class="outline">
          <draw:text-box>
            <text:list text:style-name="L1">
              <text:list-item>
                <text:p xml:id="id12" text:id="id12"><text:span text:style-name="T1">rsh, rlogin, telnet są niezabezpieczone</text:span></text:p>
              </text:list-item>
              <text:list-item>
                <text:p xml:id="id13" text:id="id13"><text:span text:style-name="T1">Używanie różnych standardów szyfrowania (negocjacja)</text:span></text:p>
              </text:list-item>
              <text:list-item>
                <text:p xml:id="id14" text:id="id14"><text:span text:style-name="T1">Bardziej uniwersalny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6" draw:text-style-name="P1" draw:layer="layout" svg:width="26cm" svg:height="2.667cm" svg:x="1cm" svg:y="1cm" presentation:class="title">
          <draw:text-box>
            <text:p><text:span text:style-name="T1">Schemat SSH</text:span></text:p>
          </draw:text-box>
        </draw:frame>
        <draw:frame presentation:style-name="pr7" draw:text-style-name="P1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 xml:id="id15" text:id="id15"><text:span text:style-name="T1">Transport Layer</text:span></text:p>
              </text:list-item>
              <text:list-item>
                <text:p xml:id="id16" text:id="id16"><text:span text:style-name="T1">User authentication Layer</text:span></text:p>
              </text:list-item>
              <text:list-item>
                <text:p xml:id="id17" text:id="id17"><text:span text:style-name="T1">Connection Lay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6" draw:text-style-name="P1" draw:layer="layout" svg:width="26cm" svg:height="2.667cm" svg:x="1cm" svg:y="1cm" presentation:class="title">
          <draw:text-box>
            <text:p><text:span text:style-name="T1">Transport Layer: Wymiana Kluczy</text:span></text:p>
          </draw:text-box>
        </draw:frame>
        <draw:frame presentation:style-name="pr7" draw:text-style-name="P1" draw:layer="layout" svg:width="25.5cm" svg:height="12.18cm" svg:x="1cm" svg:y="4.999cm" presentation:class="outline">
          <draw:text-box>
            <text:list text:style-name="L1">
              <text:list-item>
                <text:p xml:id="id18" text:id="id18" text:style-name="P4"><text:span text:style-name="T1">W większości przypadków nad TCP/IP</text:span></text:p>
              </text:list-item>
              <text:list-item>
                <text:p xml:id="id19" text:id="id19" text:style-name="P4"><text:span text:style-name="T1">Zapewnia poufność początkowego połączenia</text:span></text:p>
              </text:list-item>
              <text:list-item>
                <text:p xml:id="id20" text:id="id20" text:style-name="P4"><text:span text:style-name="T1">Wymienia klucze (Diffie-Hellman, ECDH)</text:span></text:p>
              </text:list-item>
              <text:list-item>
                <text:p xml:id="id21" text:id="id21" text:style-name="P4"><text:span text:style-name="T1">Jest interfejsem do przysyłania pakietów w plaintext</text:span></text:p>
              </text:list-item>
              <text:list-item>
                <text:p xml:id="id22" text:id="id22" text:style-name="P4"><text:span text:style-name="T1">Renegocjuje klucze co jakiś cz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5s" smil:fill="hold" smil:targetElement="id20" anim:sub-item="text" smil:attributeName="visibility" smil:to="visible"/>
                  <anim:transitionFilter smil:dur="0.25s" smil:targetElement="id2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 text:style-name="P1">Zapewnia poufnosc</text:p>
              <text:p text:style-name="P1">W kryptografi:</text:p>
              <text:p text:style-name="P1"><text:tab/>poufnosc (sekretne polaczenie)</text:p>
              <text:p text:style-name="P1"><text:tab/>uwierzytelnianie (kto mowi)</text:p>
            </draw:text-box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6" draw:text-style-name="P1" draw:layer="layout" svg:width="26cm" svg:height="2.667cm" svg:x="1cm" svg:y="1cm" presentation:class="title">
          <draw:text-box>
            <text:p><text:span text:style-name="T1">User authentication layer</text:span></text:p>
          </draw:text-box>
        </draw:frame>
        <draw:frame presentation:style-name="pr7" draw:text-style-name="P1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 xml:id="id23" text:id="id23" text:style-name="P4"><text:span text:style-name="T1">Umożliwia autoryzacje połączania</text:span></text:p>
              </text:list-item>
              <text:list-item>
                <text:p xml:id="id24" text:id="id24" text:style-name="P4"><text:span text:style-name="T1">Jest inicjowana przez klienta</text:span></text:p>
                <text:list>
                  <text:list-item>
                    <text:p xml:id="id25" text:id="id25" text:style-name="P4"><text:span text:style-name="T1">Hasło</text:span></text:p>
                  </text:list-item>
                  <text:list-item>
                    <text:p xml:id="id26" text:id="id26" text:style-name="P4"><text:span text:style-name="T1">Klucz publiczny/prywatny</text:span></text:p>
                  </text:list-item>
                  <text:list-item>
                    <text:p xml:id="id27" text:id="id27" text:style-name="P4"><text:span text:style-name="T1">Interaktywn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>
            <draw:text-box>
              <text:p text:style-name="P1">Zapewnia autoryzacje i organizuje sesje</text:p>
              <text:p text:style-name="P1"/>
              <text:p text:style-name="P1">Haslo – lopatologiczne</text:p>
              <text:p text:style-name="P1">Klucz prywatny-publiczny</text:p>
              <text:p text:style-name="P1"><text:tab/>zapewnia proste bezhaslowe <text:tab/>bezpieczne logowanie</text:p>
              <text:p text:style-name="P1">Interaktywne</text:p>
              <text:p text:style-name="P1"><text:tab/>rzadko uzywane</text:p>
              <text:p text:style-name="P1">Jeszcze zewnetrzne → kerberos gssapi</text:p>
            </draw:text-box>
          </draw:frame>
        </presentation:notes>
      </draw:page>
      <draw:page draw:name="page13" draw:style-name="dp1" draw:master-page-name="Blue_5f_Curve" presentation:presentation-page-layout-name="AL3T19">
        <office:forms form:automatic-focus="false" form:apply-design-mode="false"/>
        <draw:frame presentation:style-name="pr4" draw:text-style-name="P1" draw:layer="layout" svg:width="25cm" svg:height="4cm" svg:x="0cm" svg:y="6cm" presentation:class="title">
          <draw:text-box>
            <text:p><text:span text:style-name="T1">Demo 2:</text:span><text:span text:style-name="T1"><text:line-break/></text:span><text:span text:style-name="T1">Autoryzacja SS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6" draw:text-style-name="P4" draw:layer="layout" svg:width="26cm" svg:height="2.667cm" svg:x="1cm" svg:y="1cm" presentation:class="title">
          <draw:text-box>
            <text:p>Connection layer</text:p>
          </draw:text-box>
        </draw:frame>
        <draw:frame presentation:style-name="pr14" draw:text-style-name="P4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 xml:id="id28" text:id="id28">shell</text:p>
              </text:list-item>
              <text:list-item>
                <text:p xml:id="id29" text:id="id29">direct-tcpip</text:p>
              </text:list-item>
              <text:list-item>
                <text:p xml:id="id30" text:id="id30">forwarded-tcpi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user-transformed="true">
            <draw:text-box>
              <text:p text:style-name="P4">Shell – polaczenia terminalowe</text:p>
              <text:p text:style-name="P4"/>
              <text:p text:style-name="P4">Direct-tcpip klient → server przekierowane</text:p>
              <text:p text:style-name="P4">Forwarded-tcpip server→ klient przekierowane</text:p>
            </draw:text-box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6" draw:text-style-name="P4" draw:layer="layout" svg:width="26cm" svg:height="2.667cm" svg:x="1cm" svg:y="1cm" presentation:class="title">
          <draw:text-box>
            <text:p>Connection layer: Kanały</text:p>
          </draw:text-box>
        </draw:frame>
        <draw:frame presentation:style-name="pr14" draw:text-style-name="P4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 xml:id="id31" text:id="id31">Jedno połączenie SSH może zawierać wiele wirtualnych „połączeń”</text:p>
              </text:list-item>
              <text:list-item>
                <text:p xml:id="id32" text:id="id32">Te połączenia nazywane kanałam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>
            <draw:text-box>
              <text:p text:style-name="P4">Kazdy z tych kanalow może mieć tryby te poprzednie</text:p>
            </draw:text-box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6" draw:text-style-name="P4" draw:layer="layout" svg:width="26cm" svg:height="2.667cm" svg:x="1cm" svg:y="1cm" presentation:class="title" presentation:user-transformed="true">
          <draw:text-box>
            <text:p>Connection layer: Forwarding</text:p>
          </draw:text-box>
        </draw:frame>
        <draw:frame presentation:style-name="pr14" draw:text-style-name="P4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 xml:id="id33" text:id="id33">Istnienie kanałów oraz uniwersalność pozwala na tunelowanie połączeń przez SSH</text:p>
              </text:list-item>
              <text:list-item>
                <text:p xml:id="id34" text:id="id34">Można łączyć porty</text:p>
              </text:list-item>
              <text:list-item>
                <text:p xml:id="id35" text:id="id35">Można nawet przekazywać klienta X wind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" presentation:presentation-page-layout-name="AL2T1">
        <office:forms form:automatic-focus="false" form:apply-design-mode="false"/>
        <draw:frame presentation:style-name="pr4" draw:text-style-name="P4" draw:layer="layout" svg:width="25cm" svg:height="4cm" svg:x="0cm" svg:y="6cm" presentation:class="title">
          <draw:text-box>
            <text:p>Demo 3:<text:line-break/>Tunel SSH</text:p>
          </draw:text-box>
        </draw:frame>
        <draw:frame presentation:style-name="pr15" draw:text-style-name="P4" draw:layer="layout" svg:width="26cm" svg:height="12.18cm" svg:x="1cm" svg:y="10.8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0">
        <office:forms form:automatic-focus="false" form:apply-design-mode="false"/>
        <draw:frame presentation:style-name="pr4" draw:text-style-name="P1" draw:layer="layout" svg:width="25cm" svg:height="4cm" svg:x="0cm" svg:y="6cm" presentation:class="title">
          <draw:text-box>
            <text:p><text:span text:style-name="T1">Transfer plików przy użyciu SSH</text:span></text:p>
          </draw:text-box>
        </draw:frame>
        <draw:frame presentation:style-name="pr12" draw:text-style-name="P2" draw:layer="layout" svg:width="26cm" svg:height="12.18cm" svg:x="1cm" svg:y="10.8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office:forms form:automatic-focus="false" form:apply-design-mode="false"/>
        <draw:frame presentation:style-name="pr6" draw:text-style-name="P4" draw:layer="layout" svg:width="26cm" svg:height="2.667cm" svg:x="1cm" svg:y="1cm" presentation:class="title" presentation:user-transformed="true">
          <draw:text-box>
            <text:p>SCP</text:p>
          </draw:text-box>
        </draw:frame>
        <draw:frame presentation:style-name="pr14" draw:text-style-name="P4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 xml:id="id36" text:id="id36" text:style-name="P4">SCP jest prostym rozwiązaniem pozwalającym na bezpieczny transfer plików</text:p>
              </text:list-item>
              <text:list-item>
                <text:p xml:id="id37" text:id="id37" text:style-name="P4">Oparty na SSH</text:p>
              </text:list-item>
              <text:list-item>
                <text:p xml:id="id38" text:id="id38" text:style-name="P4">Bardzo prymitywny i nie posiada opcji przydatnych dla użytkownik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25s" smil:fill="hold" smil:targetElement="id37" anim:sub-item="text" smil:attributeName="visibility" smil:to="visible"/>
                  <anim:transitionFilter smil:dur="0.125s" smil:targetElement="id3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user-transformed="true">
            <draw:text-box>
              <text:p text:style-name="P8">Pozwala na prosty transfer plikow w jedna i w druga strone</text:p>
            </draw:text-box>
          </draw:frame>
        </presentation:notes>
      </draw:page>
      <draw:page draw:name="page20" draw:style-name="dp1" draw:master-page-name="Alizarin" presentation:presentation-page-layout-name="AL2T1">
        <office:forms form:automatic-focus="false" form:apply-design-mode="false"/>
        <draw:frame presentation:style-name="pr6" draw:text-style-name="P4" draw:layer="layout" svg:width="26cm" svg:height="2.667cm" svg:x="1cm" svg:y="1cm" presentation:class="title" presentation:user-transformed="true">
          <draw:text-box>
            <text:p>SFTP</text:p>
          </draw:text-box>
        </draw:frame>
        <draw:frame presentation:style-name="pr14" draw:text-style-name="P4" draw:layer="layout" svg:width="25.5cm" svg:height="12.18cm" svg:x="1cm" svg:y="4.999cm" presentation:class="outline">
          <draw:text-box>
            <text:list text:style-name="L1">
              <text:list-item>
                <text:p xml:id="id39" text:id="id39" text:style-name="P4">SFTP jest zastosowaniem protokołu SSH do tunelowania innego połączenia</text:p>
              </text:list-item>
              <text:list-item>
                <text:p xml:id="id40" text:id="id40" text:style-name="P4">SFTP będąc wzorowany na FTP pozwala na większą ilość akcji niż sam transfer plików</text:p>
              </text:list-item>
              <text:list-item>
                <text:p xml:id="id41" text:id="id41" text:style-name="P4">Pozwala on na przeszukiwanie katalogów, ponawianie transferu oraz usuwanie plikó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5s" smil:fill="hold" smil:targetElement="id39" anim:sub-item="text" smil:attributeName="visibility" smil:to="visible"/>
                  <anim:transitionFilter smil:dur="0.25s" smil:targetElement="id3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5s" smil:fill="hold" smil:targetElement="id40" anim:sub-item="text" smil:attributeName="visibility" smil:to="visible"/>
                  <anim:transitionFilter smil:dur="0.25s" smil:targetElement="id4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Alizarin" presentation:presentation-page-layout-name="AL2T1">
        <office:forms form:automatic-focus="false" form:apply-design-mode="false"/>
        <draw:frame presentation:style-name="pr6" draw:text-style-name="P4" draw:layer="layout" svg:width="26cm" svg:height="2.667cm" svg:x="1cm" svg:y="1cm" presentation:class="title" presentation:user-transformed="true">
          <draw:text-box>
            <text:p>SSHFS</text:p>
          </draw:text-box>
        </draw:frame>
        <draw:frame presentation:style-name="pr14" draw:text-style-name="P4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 xml:id="id42" text:id="id42">Jest to rozwiązanie umożliwiające montowanie zewnętrznego systemu plików na maszynie lokalnej</text:p>
              </text:list-item>
              <text:list-item>
                <text:p xml:id="id43" text:id="id43">Jako prawdziwy system plików pozwala na całkowitą kontrolę nad ich używaniem za pomocą standardowych interfejsó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2T1">
        <office:forms form:automatic-focus="false" form:apply-design-mode="false"/>
        <draw:frame presentation:style-name="pr4" draw:text-style-name="P4" draw:layer="layout" svg:width="25cm" svg:height="4cm" svg:x="0cm" svg:y="6cm" presentation:class="title">
          <draw:text-box>
            <text:p>Demo 4:<text:line-break/>SSH file transfer</text:p>
          </draw:text-box>
        </draw:frame>
        <draw:frame presentation:style-name="pr15" draw:text-style-name="P4" draw:layer="layout" svg:width="26cm" svg:height="12.18cm" svg:x="1cm" svg:y="10.8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2T1">
        <office:forms form:automatic-focus="false" form:apply-design-mode="false"/>
        <draw:frame presentation:style-name="pr16" draw:layer="layout" svg:width="25cm" svg:height="4cm" svg:x="0cm" svg:y="6cm" presentation:class="title">
          <draw:text-box>
            <text:p>https://github.com/p7tryk/aplikacjesieciowe</text:p>
          </draw:text-box>
        </draw:frame>
        <draw:frame presentation:style-name="pr17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8" draw:text-style-name="P9" draw:layer="layout" svg:width="16.799cm" svg:height="13.364cm" svg:x="2.1cm" svg:y="14.107cm" presentation:class="notes">
            <draw:text-box>
              <text:p>Slajdy, skrypty i notatki dostepne są tam</text:p>
              <text:p>Demo 1 dziala na ubuntu (może debianie) a do reszty trzeba edytowac gdzie linux source do z linkowania siedzi</text:p>
            </draw:text-box>
          </draw:frame>
        </presentation:notes>
      </draw:page>
      <draw:page draw:name="page24" draw:style-name="dp1" draw:master-page-name="Alizarin" presentation:presentation-page-layout-name="AL2T1">
        <office:forms form:automatic-focus="false" form:apply-design-mode="false"/>
        <draw:frame presentation:style-name="pr6" draw:text-style-name="P4" draw:layer="layout" svg:width="26cm" svg:height="2.667cm" svg:x="1cm" svg:y="1cm" presentation:class="title" presentation:user-transformed="true">
          <draw:text-box>
            <text:p>Bibliografia</text:p>
          </draw:text-box>
        </draw:frame>
        <draw:frame presentation:style-name="pr14" draw:text-style-name="P4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>RFC 4251-54</text:p>
              </text:list-item>
              <text:list-item>
                <text:p>Jonathan Corbet, Alessandro Rubini, and Greg Kroah-Hartman. <text:s/><text:span text:style-name="T3">Linux Device Drivers, Third Edition. </text:span><text:span text:style-name="T4">2005</text:span></text:p>
              </text:list-item>
              <text:list-item>
                <text:p><text:span text:style-name="T4"><text:a xlink:href="https://www.redhat.com/sysadmin/sshfs" xlink:type="simple">https://www.redhat.com/sysadmin/sshfs</text:a></text:span></text:p>
              </text:list-item>
              <text:list-item>
                <text:p><text:span text:style-name="T4"><text:a xlink:href="https://unix.stackexchange.com/questions/44818/how-can-i-connect-to-a-remote-x-server-without-ssh/257097#257097?s=00607d9d7b644635ae9e381731b7481e" xlink:type="simple">https://unix.stackexchange.com/questions/44818/how-can-i-connect-to-a-remote-x-server-without-ssh/257097#257097?s=00607d9d7b644635ae9e381731b7481e</text:a></text:span></text:p>
              </text:list-item>
              <text:list-item>
                <text:p><text:span text:style-name="T4"><text:a xlink:href="https://unix.stackexchange.com/questions/33557/using-an-already-established-ssh-channel" xlink:type="simple">https://unix.stackexchange.com/questions/33557/using-an-already-established-ssh-channe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98cm" fo:text-indent="0cm"/>
      <style:text-properties fo:font-size="18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98cm" fo:text-indent="0cm"/>
      <style:text-properties fo:font-size="14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98cm" fo:text-indent="0cm"/>
      <style:text-properties fo:font-size="14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8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8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8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8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8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fo:min-height="0cm" fo:min-width="0cm"/>
    </style:style>
    <style:style style:name="Mgr4" style:family="graphic" style:parent-style-name="standard">
      <style:graphic-properties draw:stroke="none" draw:fill-color="#f44336" draw:textarea-vertical-align="middle" draw:auto-grow-height="false" fo:min-height="1.5cm" fo:min-width="1.5cm"/>
    </style:style>
    <style:style style:name="Mgr5" style:family="graphic" style:parent-style-name="standard">
      <style:graphic-properties draw:stroke="none" draw:fill="none" draw:fill-color="#ffffff" fo:min-height="11.93cm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vertical-align="middle" draw:auto-grow-width="true" fo:min-height="1.25cm" fo:min-width="3.232cm"/>
      <style:paragraph-properties style:writing-mode="lr-tb"/>
    </style:style>
    <style:style style:name="Mgr8" style:family="graphic" style:parent-style-name="standard">
      <style:graphic-properties draw:opacity="100%" draw:textarea-vertical-align="middle" fo:min-height="0cm" fo:min-width="0cm"/>
    </style:style>
    <style:style style:name="Mgr9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end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fo:text-align="end" style:writing-mode="lr-tb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paragraph-properties fo:margin-top="0cm" fo:margin-bottom="0cm" fo:text-align="center"/>
    </style:style>
    <style:style style:name="MP16" style:family="paragraph">
      <loext:graphic-properties draw:fill="none" draw:fill-color="#ffffff"/>
      <style:paragraph-properties fo:margin-top="0cm" fo:margin-bottom="0cm" fo:text-align="center" style:writing-mode="lr-tb"/>
    </style:style>
    <style:style style:name="MP17" style:family="paragraph">
      <loext:graphic-properties draw:opacity="100%"/>
      <style:paragraph-properties fo:text-align="center"/>
    </style:style>
    <style:style style:name="MP18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draw:style-name="Mgr3" draw:text-style-name="MP7" draw:layer="backgroundobjects" svg:width="27cm" svg:height="3.334cm" svg:x="0cm" svg:y="0.666cm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667cm" svg:x="1cm" svg:y="1cm" presentation:class="title" presentation:placeholder="true">
        <draw:text-box/>
      </draw:frame>
      <draw:frame draw:style-name="Mgr5" draw:text-style-name="MP9" draw:layer="backgroundobjects" svg:width="25.5cm" svg:height="12.18cm" svg:x="1cm" svg:y="4.999cm">
        <draw:text-box>
          <text:p/>
        </draw:text-box>
      </draw:frame>
      <draw:custom-shape draw:style-name="Mgr3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4" draw:text-style-name="MP12" draw:layer="backgroundobjects" svg:width="18cm" svg:height="1.5cm" svg:x="2.5cm" svg:y="19cm" presentation:class="footer">
        <draw:text-box>
          <text:p text:style-name="MP11">Patryk Kaniewski 2020</text:p>
        </draw:text-box>
      </draw:frame>
      <draw:frame presentation:style-name="Mpr5" draw:text-style-name="MP13" draw:layer="backgroundobjects" svg:width="8cm" svg:height="1.449cm" svg:x="19.5cm" svg:y="19cm" presentation:class="date-time">
        <draw:text-box>
          <text:p text:style-name="MP13"><presentation:date-time/></text:p>
        </draw:text-box>
      </draw:frame>
      <draw:frame draw:style-name="Mgr6" draw:text-style-name="MP14" draw:layer="backgroundobjects" svg:width="6.5cm" svg:height="1.516cm" svg:x="21cm" svg:y="19cm">
        <draw:image xlink:href="Pictures/1000020100000148000000440DDAB5CCF647C8CA.png" xlink:type="simple" xlink:show="embed" xlink:actuate="onLoad" draw:mime-type="image/png">
          <text:p/>
        </draw:image>
      </draw:frame>
      <draw:frame draw:style-name="Mgr7" draw:text-style-name="MP16" draw:layer="backgroundobjects" svg:width="3.732cm" svg:height="1.5cm" svg:x="-0.598cm" svg:y="19cm">
        <draw:text-box>
          <text:p text:style-name="MP15"><text:span text:style-name="MT2"><text:page-number>&lt;number&gt;</text:page-number></text:span></text:p>
        </draw:text-box>
      </draw:frame>
      <draw:frame presentation:style-name="Alizarin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1">
      <draw:custom-shape draw:style-name="Mgr8" draw:text-style-name="MP17" draw:layer="backgroundobjects" svg:width="28cm" svg:height="4.333cm" svg:x="0cm" svg:y="16.66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4cm" svg:x="0cm" svg:y="6cm" presentation:class="title" presentation:placeholder="true">
        <draw:text-box/>
      </draw:frame>
      <draw:frame draw:style-name="Mgr5" draw:text-style-name="MP9" draw:layer="backgroundobjects" svg:width="26cm" svg:height="12.18cm" svg:x="1cm" svg:y="10.82cm">
        <draw:text-box>
          <text:p/>
        </draw:text-box>
      </draw:frame>
      <draw:frame draw:style-name="Mgr9" draw:text-style-name="MP18" draw:layer="backgroundobjects" svg:width="6.5cm" svg:height="1.333cm" svg:x="1cm" svg:y="19.333cm">
        <draw:text-box>
          <text:p><text:span text:style-name="MT1"><presentation:date-time/></text:span></text:p>
        </draw:text-box>
      </draw:frame>
      <draw:frame draw:style-name="Mgr9" draw:text-style-name="MP19" draw:layer="backgroundobjects" svg:width="9cm" svg:height="1.333cm" svg:x="9.5cm" svg:y="19.333cm">
        <draw:text-box>
          <text:p text:style-name="MP7"><text:span text:style-name="MT1"><presentation:footer/></text:span></text:p>
        </draw:text-box>
      </draw:frame>
      <draw:frame draw:style-name="Mgr7" draw:text-style-name="MP16" draw:layer="backgroundobjects" svg:width="3.732cm" svg:height="1.5cm" svg:x="-0.597cm" svg:y="19cm">
        <draw:text-box>
          <text:p text:style-name="MP15"><text:span text:style-name="MT2"><text:page-number>&lt;number&gt;</text:page-number></text:span></text:p>
        </draw:text-box>
      </draw:frame>
      <draw:frame presentation:style-name="Blue_5f_Curv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9T11:31:40.519423714</meta:creation-date>
    <dc:date>2021-01-13T20:02:30.985817933</dc:date>
    <meta:editing-duration>PT4H22M46S</meta:editing-duration>
    <meta:editing-cycles>123</meta:editing-cycles>
    <meta:generator>LibreOffice/7.0.4.2$Linux_X86_64 LibreOffice_project/00$Build-2</meta:generator>
    <dc:creator>Patryk Kaniewski</dc:creator>
    <meta:document-statistic meta:object-count="146"/>
  </office:meta>
</office:document-meta>
</file>